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hnschrift SemiBold" fo:font-size="22pt" fo:font-weight="normal" officeooo:rsid="000ac63c" officeooo:paragraph-rsid="000ac63c" style:font-size-asian="19.25pt" style:font-weight-asian="normal" style:font-size-complex="2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Bahnschrift SemiBold" fo:font-size="12pt" fo:font-weight="normal" officeooo:rsid="000ac63c" officeooo:paragraph-rsid="000ac63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0ac63c" officeooo:paragraph-rsid="000ac63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0df26a" officeooo:paragraph-rsid="000df26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0e6f1f" officeooo:paragraph-rsid="000e6f1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112621" officeooo:paragraph-rsid="000e6f1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112621" officeooo:paragraph-rsid="000df26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151092" officeooo:paragraph-rsid="0015109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Bahnschrift SemiBold" fo:font-size="12pt" fo:font-weight="normal" officeooo:rsid="000df26a" officeooo:paragraph-rsid="000df26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128383" officeooo:paragraph-rsid="0012838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133734" officeooo:paragraph-rsid="0013373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Bahnschrift SemiBold" fo:font-size="18pt" fo:font-weight="normal" officeooo:rsid="000df26a" officeooo:paragraph-rsid="000ac63c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Bahnschrift SemiBold" fo:font-size="18pt" fo:font-weight="normal" officeooo:rsid="00133734" officeooo:paragraph-rsid="00133734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0ac63c"/>
    </style:style>
    <style:style style:name="P15" style:family="paragraph" style:parent-style-name="Standard">
      <style:paragraph-properties fo:text-align="start" style:justify-single-word="false"/>
      <style:text-properties officeooo:paragraph-rsid="000df26a"/>
    </style:style>
    <style:style style:name="P16" style:family="paragraph" style:parent-style-name="Standard">
      <style:paragraph-properties fo:text-align="center" style:justify-single-word="false"/>
      <style:text-properties style:font-name="Bahnschrift SemiBold" fo:font-size="12pt" fo:font-weight="normal" officeooo:rsid="00151f2c" officeooo:paragraph-rsid="00151f2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151092" officeooo:paragraph-rsid="0015109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133734" officeooo:paragraph-rsid="0013373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168899" officeooo:paragraph-rsid="0016889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19e656" officeooo:paragraph-rsid="0019e65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Bahnschrift SemiBold" fo:font-size="12pt" style:text-underline-style="none" fo:font-weight="normal" officeooo:rsid="0019e656" officeooo:paragraph-rsid="0019e65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Bahnschrift SemiBold" fo:font-size="12pt" style:text-underline-style="none" fo:font-weight="normal" officeooo:rsid="001b5148" officeooo:paragraph-rsid="001b514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Bahnschrift SemiBold" fo:font-size="18pt" fo:font-weight="normal" officeooo:rsid="0019e656" officeooo:paragraph-rsid="0019e656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Bahnschrift SemiBold" fo:font-size="18pt" fo:font-weight="normal" officeooo:rsid="00133734" officeooo:paragraph-rsid="00133734" style:font-size-asian="15.75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Bahnschrift SemiBold" fo:font-size="18pt" style:text-underline-style="none" fo:font-weight="normal" officeooo:rsid="001db499" officeooo:paragraph-rsid="001db499" style:font-size-asian="15.75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paragraph-rsid="00128383"/>
    </style:style>
    <style:style style:name="P27" style:family="paragraph" style:parent-style-name="Standard">
      <style:paragraph-properties fo:text-align="start" style:justify-single-word="false"/>
      <style:text-properties officeooo:paragraph-rsid="001db499"/>
    </style:style>
    <style:style style:name="P28" style:family="paragraph" style:parent-style-name="Standard">
      <style:paragraph-properties fo:text-align="start" style:justify-single-word="false"/>
      <style:text-properties officeooo:paragraph-rsid="00224822"/>
    </style:style>
    <style:style style:name="P29" style:family="paragraph" style:parent-style-name="Standard">
      <style:paragraph-properties fo:text-align="start" style:justify-single-word="false"/>
      <style:text-properties fo:font-size="18pt" officeooo:rsid="00224822" officeooo:paragraph-rsid="00224822" style:font-size-asian="15.75pt" style:font-size-complex="18pt"/>
    </style:style>
    <style:style style:name="P30" style:family="paragraph" style:parent-style-name="Standard">
      <style:paragraph-properties fo:text-align="start" style:justify-single-word="false"/>
      <style:text-properties fo:font-size="15pt" officeooo:rsid="00224822" officeooo:paragraph-rsid="00224822" style:font-size-asian="13.1000003814697pt" style:font-size-complex="15pt"/>
    </style:style>
    <style:style style:name="T1" style:family="text">
      <style:text-properties style:font-name="Bahnschrift SemiBold" fo:font-size="12pt" fo:font-weight="normal" officeooo:rsid="000ac63c" style:font-size-asian="12pt" style:font-weight-asian="normal" style:font-size-complex="12pt" style:font-weight-complex="normal"/>
    </style:style>
    <style:style style:name="T2" style:family="text">
      <style:text-properties style:font-name="Bahnschrift SemiBold" fo:font-size="12pt" fo:font-weight="normal" officeooo:rsid="000df26a" style:font-size-asian="12pt" style:font-weight-asian="normal" style:font-size-complex="12pt" style:font-weight-complex="normal"/>
    </style:style>
    <style:style style:name="T3" style:family="text">
      <style:text-properties style:font-name="Bahnschrift SemiBold" fo:font-size="12pt" fo:font-weight="normal" officeooo:rsid="000ec6c1" style:font-size-asian="12pt" style:font-weight-asian="normal" style:font-size-complex="12pt" style:font-weight-complex="normal"/>
    </style:style>
    <style:style style:name="T4" style:family="text">
      <style:text-properties style:font-name="Bahnschrift SemiBold" fo:font-size="12pt" fo:font-weight="normal" officeooo:rsid="000f3b60" style:font-size-asian="12pt" style:font-weight-asian="normal" style:font-size-complex="12pt" style:font-weight-complex="normal"/>
    </style:style>
    <style:style style:name="T5" style:family="text">
      <style:text-properties style:font-name="Bahnschrift SemiBold" fo:font-size="12pt" fo:font-weight="normal" officeooo:rsid="00112621" style:font-size-asian="12pt" style:font-weight-asian="normal" style:font-size-complex="12pt" style:font-weight-complex="normal"/>
    </style:style>
    <style:style style:name="T6" style:family="text">
      <style:text-properties style:font-name="Bahnschrift SemiBold" fo:font-size="12pt" style:text-underline-style="none" fo:font-weight="normal" officeooo:rsid="001db499" style:font-size-asian="10.5pt" style:font-weight-asian="normal" style:font-size-complex="12pt" style:font-weight-complex="normal"/>
    </style:style>
    <style:style style:name="T7" style:family="text">
      <style:text-properties style:font-name="Bahnschrift SemiBold" fo:font-size="12pt" style:text-underline-style="none" fo:font-weight="normal" officeooo:rsid="001e56e1" style:font-size-asian="10.5pt" style:font-weight-asian="normal" style:font-size-complex="12pt" style:font-weight-complex="normal"/>
    </style:style>
    <style:style style:name="T8" style:family="text">
      <style:text-properties style:font-name="Bahnschrift SemiBold" fo:font-size="12pt" style:text-underline-style="none" fo:font-weight="normal" officeooo:rsid="001ff21b" style:font-size-asian="10.5pt" style:font-weight-asian="normal" style:font-size-complex="12pt" style:font-weight-complex="normal"/>
    </style:style>
    <style:style style:name="T9" style:family="text">
      <style:text-properties style:font-name="Bahnschrift SemiBold" fo:font-size="12pt" style:text-underline-style="none" fo:font-weight="normal" officeooo:rsid="00210221" style:font-size-asian="10.5pt" style:font-weight-asian="normal" style:font-size-complex="12pt" style:font-weight-complex="normal"/>
    </style:style>
    <style:style style:name="T10" style:family="text">
      <style:text-properties style:font-name="Bahnschrift SemiBold" fo:font-size="12pt" style:text-underline-style="none" fo:font-weight="normal" officeooo:rsid="00224822" style:font-size-asian="10.5pt" style:font-weight-asian="normal" style:font-size-complex="12pt" style:font-weight-complex="normal"/>
    </style:style>
    <style:style style:name="T11" style:family="text">
      <style:text-properties style:font-name="Bahnschrift SemiBold" fo:font-size="18pt" fo:font-weight="normal" officeooo:rsid="00128383" style:font-size-asian="15.75pt" style:font-weight-asian="normal" style:font-size-complex="18pt" style:font-weight-complex="normal"/>
    </style:style>
    <style:style style:name="T12" style:family="text">
      <style:text-properties style:font-name="Bahnschrift SemiBold" fo:font-size="18pt" fo:font-weight="normal" officeooo:rsid="00133734" style:font-size-asian="15.75pt" style:font-weight-asian="normal" style:font-size-complex="18pt" style:font-weight-complex="normal"/>
    </style:style>
    <style:style style:name="T13" style:family="text">
      <style:text-properties style:font-name="Bahnschrift SemiBold" style:text-underline-style="none" fo:font-weight="normal" style:font-weight-asian="normal" style:font-weight-complex="normal"/>
    </style:style>
    <style:style style:name="T14" style:family="text">
      <style:text-properties style:font-name="Bahnschrift SemiBold" style:text-underline-style="none" fo:font-weight="normal" officeooo:rsid="00210221" style:font-weight-asian="normal" style:font-weight-complex="normal"/>
    </style:style>
    <style:style style:name="T15" style:family="text">
      <style:text-properties officeooo:rsid="00128383"/>
    </style:style>
    <style:style style:name="T16" style:family="text">
      <style:text-properties officeooo:rsid="0012ae89"/>
    </style:style>
    <style:style style:name="T17" style:family="text">
      <style:text-properties officeooo:rsid="00133734"/>
    </style:style>
    <style:style style:name="T18" style:family="text">
      <style:text-properties officeooo:rsid="00151f2c"/>
    </style:style>
    <style:style style:name="T19" style:family="text">
      <style:text-properties officeooo:rsid="00158e5c"/>
    </style:style>
    <style:style style:name="T20" style:family="text">
      <style:text-properties officeooo:rsid="0015ab80"/>
    </style:style>
    <style:style style:name="T21" style:family="text">
      <style:text-properties officeooo:rsid="0018406b"/>
    </style:style>
    <style:style style:name="T22" style:family="text">
      <style:text-properties officeooo:rsid="0019e656"/>
    </style:style>
    <style:style style:name="T23" style:family="text">
      <style:text-properties officeooo:rsid="001c9e91"/>
    </style:style>
    <style:style style:name="T24" style:family="text">
      <style:text-properties officeooo:rsid="002248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2020</text:p>
      <text:p text:style-name="P1">Informatyzacja karty obiegowej firmy Gedia</text:p>
      <text:p text:style-name="P2"/>
      <text:p text:style-name="P16"/>
      <text:p text:style-name="P3"/>
      <text:p text:style-name="P14"><text:span text:style-name="T1">Założenie projektu: Analiza oraz zinformatyzowanie karty obiegowej firmy Gedia<text:line-break/>Czas realizacji: 16.11.2020. - </text:span><text:span text:style-name="T2">24</text:span><text:span text:style-name="T1">.11.2020.</text:span></text:p>
      <text:p text:style-name="P3">Wykonawcy: Jakub Ostrowski, Szymon Czaykowski, CKZiU „Elektryk”, klasa 4C1TZ</text:p>
      <text:p text:style-name="P4">Użyte programy:</text:p>
      <text:p text:style-name="P4">- przeglądarki (Google Chrome, Safari, Chromium)</text:p>
      <text:p text:style-name="P4">- edytory tekstu (Notepad++, Atom)</text:p>
      <text:p text:style-name="P4">- pakiet serwera (XAMPP)</text:p>
      <text:p text:style-name="P15"><text:span text:style-name="T2">- </text:span><text:span text:style-name="T3">edytory grafiki (</text:span><text:span text:style-name="T4">GIMP</text:span><text:span text:style-name="T3">)</text:span></text:p>
      <text:p text:style-name="P15"><text:span text:style-name="T3">- </text:span><text:span text:style-name="T5">komunikacja (Discord)</text:span></text:p>
      <text:p text:style-name="P7">- organizacja pracy (GitHub Desktop)</text:p>
      <text:p text:style-name="P4"/>
      <text:p text:style-name="P5">Użyte technologie <text:span text:style-name="T15">webowe</text:span>, języki:</text:p>
      <text:p text:style-name="P5">- HTML</text:p>
      <text:p text:style-name="P5">- PHP</text:p>
      <text:p text:style-name="P5">- SQL</text:p>
      <text:p text:style-name="P5">- JavaScript</text:p>
      <text:p text:style-name="P5"/>
      <text:p text:style-name="P8">Pliki:</text:p>
      <text:p text:style-name="P8">- strony (7 plików)</text:p>
      <text:p text:style-name="P8">- style (3 pliki)</text:p>
      <text:p text:style-name="P8">- graficzne (1 plik)</text:p>
      <text:p text:style-name="P8">- <text:span text:style-name="T23">bazy danych (1 plik)</text:span></text:p>
      <text:p text:style-name="P6"/>
      <text:p text:style-name="P26"><text:span text:style-name="T11">Opis </text:span><text:span text:style-name="T12">idei</text:span></text:p>
      <text:p text:style-name="P10"/>
      <text:p text:style-name="P10">Nasza propozycja brzmi następująco: umieścić dokument na stronie internetowej z mechanizmem logowania i rejestracji, <text:span text:style-name="T16">gdzie każdy pracownik będzie mogł się zarejestrować i jednocześnie założyć swoją elektroniczną kartę obiegową. Podobn</text:span><text:span text:style-name="T17">ą możliwość ma każdy z kierowników – również może on się zarejestrować oraz określić przy tym dział, którym się zajmuje.</text:span></text:p>
      <text:p text:style-name="P10"/>
      <text:p text:style-name="P24">Mechanika i opcje użytkowników</text:p>
      <text:p text:style-name="P13"/>
      <text:p text:style-name="P11">W zależności od rodzaju konta (pracownik / kierownik) strona oferuje różne możliwości. Ogólna mechanika systemu wygląda następująco:</text:p>
      <text:p text:style-name="P11"/>
      <text:p text:style-name="P11">Pracownik<text:span text:style-name="T18">owi </text:span>w momencie <text:span text:style-name="T18">rejestracji automatycznie przypisuje się czystą, właśnie utworzoną kartę obiegową. Widnieją na niej takie dane, jak imię, nazwisko, numer identyfikacyjny i data zwolnienia danego pracownika, a także informacja na temat stanu rozliczenia z poszczególnym działem (podpisano / wymaga podpisu). </text:span><text:span text:style-name="T19">Pracownik od momentu rejestracji może w dowolnym momencie zalogować się na swoje konto i </text:span><text:soft-page-break/><text:span text:style-name="T19">podejrzeć swoją kartę, </text:span><text:span text:style-name="T20">głównie w celu sprawdzenia, które podpisy już zdobył, a których jeszcze mu brakuje.</text:span></text:p>
      <text:p text:style-name="P19">Kierownik w momencie rejestracji wybiera dział, nad którym sprawuje wierzchnictwo. W tym momencie jest mu przypisane ID od 1 do 10, odpowiadające numerowi działu, <text:span text:style-name="T21">którym się zajmuje (na przykład 1 – Dział Produkcji, 7 – Biuro Zarządu). </text:span><text:span text:style-name="T22">Od tej pory dany kierownik może się zalogować w dowolnym momencie, aby zobaczyć listę kart do zaakceptowania, które otrzymał od pracowników, którzy założyli swoje konta.</text:span></text:p>
      <text:p text:style-name="P19"/>
      <text:p text:style-name="P23">W punktach:</text:p>
      <text:p text:style-name="P20">1) Kierownicy X, Y, Z zakładają konto</text:p>
      <text:p text:style-name="P20">2) Pracownicy 1, 2, 3 zakładają konto</text:p>
      <text:p text:style-name="P20">3) Automatycznie utworzone zostają karty obiegowe pracowników 1, 2 i 3</text:p>
      <text:p text:style-name="P21">4) Do panelu kierownika X trafiają trzy karty (pracownika 1, 2 i 3)</text:p>
      <text:p text:style-name="P21">5) Do panelu kierownika Y trafiają trzy karty (pracownika 1, 2 i 3)</text:p>
      <text:p text:style-name="P21">6) Do panelu kierownika Z trafiają trzy karty (pracownika 1, 2 i 3)</text:p>
      <text:p text:style-name="P21">7) Każdy z kierowników podejmuje decyzję dla każdego z pracowników indywidualnie</text:p>
      <text:p text:style-name="P22">8) Każdy z pracowników w dowolnym momencie może sprawdzić, czy na jego karcie znalazł się już podpis, czy też musi na niego zaczekać</text:p>
      <text:p text:style-name="P22"/>
      <text:p text:style-name="P25">Opinia końcowa</text:p>
      <text:p text:style-name="P27"><text:span text:style-name="T6">Projekt niewątpliwie stawia wysokie wymagania i jest testem umiejętności ucznia. Wymaga praktycznego zastosowania wiedzy z wielu działów, takich jak zarządzanie bazami danych, stylizowanie strony internetowej, tworzenie mechaniki stron i tak dalej. </text:span><text:span text:style-name="T7">Mówiąc wprost – jest to zadanie trudne i skomplikowane, wymagające przynajmniej kilku dni pracy i wyszukiwania informacji, testowania i eliminowania błędów. Ponadto pole do popisu nie kończy się na obecnym stanie naszego projektu. </text:span><text:span text:style-name="T8">Jesteśmy świadomi tego, ilu ulepszeń mógłby się on doczekać – stawiamy niestety czoła ograniczeniom, chociażby największemu z nich – czasowi. Niemniej czujemy pewną dumę widząc działający system, </text:span><text:span text:style-name="T9">stworzony od zera, dzięki codziennej pracy dwójki uczniów.</text:span></text:p>
      <text:p text:style-name="P27"><text:span text:style-name="T9"/></text:p>
      <text:p text:style-name="P29"><text:span text:style-name="T14">C</text:span><text:span text:style-name="T13">o dał nam ten projekt?</text:span></text:p>
      <text:p text:style-name="P30"><text:span text:style-name="T13">Jakub</text:span></text:p>
      <text:p text:style-name="P30"><text:span text:style-name="T13"/></text:p>
      <text:p text:style-name="P30"><text:span text:style-name="T13"/></text:p>
      <text:p text:style-name="P30"><text:span text:style-name="T13">Szymon</text:span></text:p>
      <text:p text:style-name="P28"><text:span text:style-name="T10">Dzięki temu projektowi znacznie poszerzyłem swoją wiedzę na temat stylizacji i budowy strony internetowej, a także poznałem pewne mechanizmy działania, kryjące się za frontendem systemów takich jak ten, który stworzyliśmy. Ponadto sprawdziłem swoje umiejętności pracy w zespole i zorganizowania dzięki pracy w grupie z kolegą.</text:span></text:p>
      <text:p text:style-name="P30"><text:span text:style-name="T13"/></text:p>
      <text:p text:style-name="P5"/>
      <text:p text:style-name="P12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17:54:50.754000000</meta:creation-date>
    <dc:date>2020-11-24T12:09:39.767000000</dc:date>
    <meta:editing-duration>PT1H14M38S</meta:editing-duration>
    <meta:editing-cycles>27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42" meta:word-count="540" meta:character-count="3716" meta:non-whitespace-character-count="3212"/>
  </office:meta>
</office:document-meta>
</file>